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c08" officeooo:paragraph-rsid="001d6c08"/>
    </style:style>
    <style:style style:name="P2" style:family="paragraph" style:parent-style-name="Standard">
      <style:paragraph-properties fo:text-align="end" style:justify-single-word="false"/>
      <style:text-properties officeooo:rsid="001d6c08" officeooo:paragraph-rsid="001d6c08"/>
    </style:style>
    <style:style style:name="P3" style:family="paragraph" style:parent-style-name="Standard">
      <style:paragraph-properties fo:text-align="center" style:justify-single-word="false"/>
      <style:text-properties officeooo:rsid="001d6c08" officeooo:paragraph-rsid="001d6c08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d6c08" officeooo:paragraph-rsid="001d6c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officeooo:rsid="001d6c08" officeooo:paragraph-rsid="001d6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adeusz Łakoma</text:p>
      <text:p text:style-name="P2">3EF-DI L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echniki multimedialne.</text:p>
      <text:p text:style-name="P4"/>
      <text:p text:style-name="P3">Ukrywanie danych w pliku graficznym.</text:p>
      <text:p text:style-name="P5">Założenia projektu.</text:p>
      <text:p text:style-name="P1"/>
      <text:p text:style-name="P1">W ramach projektu miał powstać program, dzięki któremu będzie można ukryć dane w pliku graficznym w tym przypadku danymi był teks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1:55:06.245000000</meta:creation-date>
    <dc:date>2017-06-22T06:16:19.020000000</dc:date>
    <meta:editing-duration>PT4H22S</meta:editing-duration>
    <meta:editing-cycles>2</meta:editing-cycles>
    <meta:generator>LibreOffice/5.3.2.2$Windows_X86_64 LibreOffice_project/6cd4f1ef626f15116896b1d8e1398b56da0d0ee1</meta:generator>
    <meta:document-statistic meta:table-count="0" meta:image-count="0" meta:object-count="0" meta:page-count="2" meta:paragraph-count="6" meta:word-count="34" meta:character-count="233" meta:non-whitespace-character-count="205"/>
  </office:meta>
</office:document-meta>
</file>